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aae86" officeooo:paragraph-rsid="00145564"/>
    </style:style>
    <style:style style:name="P2" style:family="paragraph" style:parent-style-name="Preformatted_20_Text">
      <style:text-properties officeooo:rsid="001aae86" officeooo:paragraph-rsid="00163fc0"/>
    </style:style>
    <style:style style:name="P3" style:family="paragraph" style:parent-style-name="Preformatted_20_Text">
      <style:text-properties officeooo:rsid="001aae86" officeooo:paragraph-rsid="0017f655"/>
    </style:style>
    <style:style style:name="P4" style:family="paragraph" style:parent-style-name="Preformatted_20_Text">
      <style:text-properties officeooo:rsid="001aae86" officeooo:paragraph-rsid="001b4e1e"/>
    </style:style>
    <style:style style:name="P5" style:family="paragraph" style:parent-style-name="Preformatted_20_Text">
      <style:text-properties officeooo:rsid="001aae86" officeooo:paragraph-rsid="001bfc77"/>
    </style:style>
    <style:style style:name="P6" style:family="paragraph" style:parent-style-name="Preformatted_20_Text">
      <style:text-properties officeooo:rsid="001aae86" officeooo:paragraph-rsid="00209119"/>
    </style:style>
    <style:style style:name="P7" style:family="paragraph" style:parent-style-name="Preformatted_20_Text">
      <style:text-properties officeooo:rsid="001aae86" officeooo:paragraph-rsid="0023a4d7"/>
    </style:style>
    <style:style style:name="P8" style:family="paragraph" style:parent-style-name="Preformatted_20_Text">
      <style:text-properties officeooo:rsid="00145564" officeooo:paragraph-rsid="00145564"/>
    </style:style>
    <style:style style:name="P9" style:family="paragraph" style:parent-style-name="Preformatted_20_Text">
      <style:text-properties fo:font-weight="bold" officeooo:rsid="00145564" officeooo:paragraph-rsid="00145564" style:font-weight-asian="bold" style:font-weight-complex="bold"/>
    </style:style>
    <style:style style:name="P10" style:family="paragraph" style:parent-style-name="Preformatted_20_Text">
      <style:text-properties fo:font-weight="bold" officeooo:rsid="001aae86" officeooo:paragraph-rsid="00145564" style:font-weight-asian="bold" style:font-weight-complex="bold"/>
    </style:style>
    <style:style style:name="P11" style:family="paragraph" style:parent-style-name="Preformatted_20_Text">
      <style:text-properties fo:font-weight="bold" officeooo:rsid="00163fc0" officeooo:paragraph-rsid="00163fc0" style:font-weight-asian="bold" style:font-weight-complex="bold"/>
    </style:style>
    <style:style style:name="P12" style:family="paragraph" style:parent-style-name="Preformatted_20_Text">
      <style:text-properties fo:font-weight="bold" officeooo:rsid="0017f655" officeooo:paragraph-rsid="0017f655" style:font-weight-asian="bold" style:font-weight-complex="bold"/>
    </style:style>
    <style:style style:name="P13" style:family="paragraph" style:parent-style-name="Preformatted_20_Text">
      <style:text-properties fo:font-weight="bold" officeooo:rsid="001b4e1e" officeooo:paragraph-rsid="001b4e1e" style:font-weight-asian="bold" style:font-weight-complex="bold"/>
    </style:style>
    <style:style style:name="P14" style:family="paragraph" style:parent-style-name="Preformatted_20_Text">
      <style:text-properties fo:font-weight="bold" officeooo:rsid="0019bfb1" officeooo:paragraph-rsid="0019bfb1" style:font-weight-asian="bold" style:font-weight-complex="bold"/>
    </style:style>
    <style:style style:name="P15" style:family="paragraph" style:parent-style-name="Preformatted_20_Text">
      <style:text-properties fo:font-weight="bold" officeooo:rsid="001bfc77" officeooo:paragraph-rsid="001bfc77" style:font-weight-asian="bold" style:font-weight-complex="bold"/>
    </style:style>
    <style:style style:name="P16" style:family="paragraph" style:parent-style-name="Preformatted_20_Text">
      <style:text-properties fo:font-weight="bold" officeooo:rsid="001f2947" officeooo:paragraph-rsid="001f2947" style:font-weight-asian="bold" style:font-weight-complex="bold"/>
    </style:style>
    <style:style style:name="P17" style:family="paragraph" style:parent-style-name="Preformatted_20_Text">
      <style:text-properties fo:font-weight="bold" officeooo:rsid="0021dd11" officeooo:paragraph-rsid="0021dd11" style:font-weight-asian="bold" style:font-weight-complex="bold"/>
    </style:style>
    <style:style style:name="P18" style:family="paragraph" style:parent-style-name="Preformatted_20_Text">
      <style:text-properties fo:font-weight="bold" officeooo:rsid="0023a4d7" officeooo:paragraph-rsid="0023a4d7" style:font-weight-asian="bold" style:font-weight-complex="bold"/>
    </style:style>
    <style:style style:name="P19" style:family="paragraph" style:parent-style-name="Preformatted_20_Text">
      <style:text-properties fo:font-weight="normal" officeooo:rsid="001aae86" officeooo:paragraph-rsid="00145564" style:font-weight-asian="normal" style:font-weight-complex="normal"/>
    </style:style>
    <style:style style:name="P20" style:family="paragraph" style:parent-style-name="Preformatted_20_Text">
      <style:text-properties fo:font-weight="normal" officeooo:rsid="00145564" officeooo:paragraph-rsid="00145564" style:font-weight-asian="normal" style:font-weight-complex="normal"/>
    </style:style>
    <style:style style:name="P21" style:family="paragraph" style:parent-style-name="Preformatted_20_Text">
      <style:text-properties officeooo:rsid="00163fc0" officeooo:paragraph-rsid="00163fc0"/>
    </style:style>
    <style:style style:name="P22" style:family="paragraph" style:parent-style-name="Preformatted_20_Text">
      <style:text-properties officeooo:rsid="0017f655" officeooo:paragraph-rsid="0017f655"/>
    </style:style>
    <style:style style:name="P23" style:family="paragraph" style:parent-style-name="Preformatted_20_Text">
      <style:text-properties officeooo:rsid="0019bfb1" officeooo:paragraph-rsid="0019bfb1"/>
    </style:style>
    <style:style style:name="P24" style:family="paragraph" style:parent-style-name="Preformatted_20_Text">
      <style:text-properties officeooo:rsid="001b4e1e" officeooo:paragraph-rsid="001b4e1e"/>
    </style:style>
    <style:style style:name="P25" style:family="paragraph" style:parent-style-name="Preformatted_20_Text">
      <style:text-properties style:text-underline-style="solid" style:text-underline-width="auto" style:text-underline-color="font-color" fo:font-weight="bold" officeooo:rsid="001b4e1e" officeooo:paragraph-rsid="001b4e1e" style:font-weight-asian="bold" style:font-weight-complex="bold"/>
    </style:style>
    <style:style style:name="P26" style:family="paragraph" style:parent-style-name="Preformatted_20_Text">
      <style:text-properties style:text-underline-style="solid" style:text-underline-width="auto" style:text-underline-color="font-color" fo:font-weight="bold" officeooo:rsid="0023a4d7" officeooo:paragraph-rsid="0023a4d7" style:font-weight-asian="bold" style:font-weight-complex="bold"/>
    </style:style>
    <style:style style:name="P27" style:family="paragraph" style:parent-style-name="Preformatted_20_Text">
      <style:text-properties officeooo:rsid="001bfc77" officeooo:paragraph-rsid="001bfc77"/>
    </style:style>
    <style:style style:name="P28" style:family="paragraph" style:parent-style-name="Preformatted_20_Text">
      <style:text-properties officeooo:rsid="001dd7c9" officeooo:paragraph-rsid="001dd7c9"/>
    </style:style>
    <style:style style:name="P29" style:family="paragraph" style:parent-style-name="Preformatted_20_Text">
      <style:text-properties officeooo:rsid="001f2947" officeooo:paragraph-rsid="001f2947"/>
    </style:style>
    <style:style style:name="P30" style:family="paragraph" style:parent-style-name="Preformatted_20_Text">
      <style:text-properties officeooo:rsid="00209119" officeooo:paragraph-rsid="00209119"/>
    </style:style>
    <style:style style:name="P31" style:family="paragraph" style:parent-style-name="Preformatted_20_Text">
      <style:text-properties officeooo:rsid="0021dd11" officeooo:paragraph-rsid="0021dd11"/>
    </style:style>
    <style:style style:name="P32" style:family="paragraph" style:parent-style-name="Preformatted_20_Text">
      <style:text-properties officeooo:rsid="0023a4d7" officeooo:paragraph-rsid="0023a4d7"/>
    </style:style>
    <style:style style:name="P33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officeooo:rsid="001aae86" officeooo:paragraph-rsid="00145564"/>
    </style:style>
    <style:style style:name="P34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officeooo:rsid="001aae86" officeooo:paragraph-rsid="00163fc0"/>
    </style:style>
    <style:style style:name="P35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officeooo:rsid="001aae86" officeooo:paragraph-rsid="001b4e1e"/>
    </style:style>
    <style:style style:name="P36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officeooo:rsid="001aae86" officeooo:paragraph-rsid="0023a4d7"/>
    </style:style>
    <style:style style:name="P37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officeooo:rsid="00145564" officeooo:paragraph-rsid="00145564"/>
    </style:style>
    <style:style style:name="P38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fo:font-weight="bold" officeooo:rsid="00145564" officeooo:paragraph-rsid="00145564" style:font-weight-asian="bold" style:font-weight-complex="bold"/>
    </style:style>
    <style:style style:name="P39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officeooo:rsid="00163fc0" officeooo:paragraph-rsid="00163fc0"/>
    </style:style>
    <style:style style:name="P40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officeooo:rsid="0017f655" officeooo:paragraph-rsid="0017f655"/>
    </style:style>
    <style:style style:name="P41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officeooo:rsid="001dd7c9" officeooo:paragraph-rsid="001dd7c9"/>
    </style:style>
    <style:style style:name="P42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officeooo:rsid="00209119" officeooo:paragraph-rsid="00209119"/>
    </style:style>
    <style:style style:name="P43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officeooo:rsid="0023a4d7" officeooo:paragraph-rsid="0023a4d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800000"/>
    </style:style>
    <style:style style:name="T5" style:family="text">
      <style:text-properties officeooo:rsid="001b4e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">Step 1: Running fastqc over a single filenames</text:p>
      <text:p text:style-name="P1">usage: fastqc.cwl [-h] --fastqFile FASTQFILE [job_order]</text:p>
      <text:p text:style-name="P1"/>
      <text:p text:style-name="P1"/>
      <text:p text:style-name="P1">optional arguments:</text:p>
      <text:p text:style-name="P1"><text:s text:c="2"/>-h, --help <text:s text:c="11"/>show this help message and exit</text:p>
      <text:p text:style-name="P1"><text:s text:c="2"/>--fastqFile FASTQFILE</text:p>
      <text:p text:style-name="P33"/>
      <text:p text:style-name="P1"/>
      <text:p text:style-name="P9">Step 2: Running fastqc over a multiple filenames</text:p>
      <text:p text:style-name="P1">usage: multipleFastqc.cwl [-h] --fastqSeqs FASTQSEQS [job_order]</text:p>
      <text:p text:style-name="P1"/>
      <text:p text:style-name="P1"/>
      <text:p text:style-name="P1">optional arguments:</text:p>
      <text:p text:style-name="P1"><text:s text:c="2"/>-h, --help <text:s text:c="11"/>show this help message and exit</text:p>
      <text:p text:style-name="P1"><text:s text:c="2"/>--fastqSeqs FASTQSEQS</text:p>
      <text:p text:style-name="P33"/>
      <text:p text:style-name="P1"/>
      <text:p text:style-name="P9">Can go in parallel from here</text:p>
      <text:p text:style-name="P1"/>
      <text:p text:style-name="P9">Step 3: Running uparse rename</text:p>
      <text:p text:style-name="P1">usage: uparseRenameFastQ.cwl [-h] --fastqFileF FASTQFILEF --fastqFileR</text:p>
      <text:p text:style-name="P1"><text:s text:c="29"/>FASTQFILER --sampleName SAMPLENAME</text:p>
      <text:p text:style-name="P1"><text:s text:c="29"/>[job_order]</text:p>
      <text:p text:style-name="P1"/>
      <text:p text:style-name="P1">optional arguments:</text:p>
      <text:p text:style-name="P1"><text:s text:c="2"/>-h, --help <text:s text:c="11"/>show this help message and exit</text:p>
      <text:p text:style-name="P1"><text:s text:c="2"/>--fastqFileF FASTQFILEF</text:p>
      <text:p text:style-name="P1"><text:s text:c="2"/>--fastqFileR FASTQFILER</text:p>
      <text:p text:style-name="P1"><text:s text:c="2"/>--sampleName SAMPLENAME</text:p>
      <text:p text:style-name="P1"/>
      <text:p text:style-name="P8"><text:span text:style-name="T2">Note</text:span>: We only rename the headers in the fastq files</text:p>
      <text:p text:style-name="P8"/>
      <text:p text:style-name="P37"/>
      <text:p text:style-name="P8"/>
      <text:p text:style-name="P9">Step 4: uparse fastq merge</text:p>
      <text:p text:style-name="P1">usage: uparseFastqMerge.cwl [-h] --fastqFileF FASTQFILEF --fastqFileR</text:p>
      <text:p text:style-name="P1"><text:s text:c="28"/>FASTQFILER --fastqMaxdiffs FASTQMAXDIFFS</text:p>
      <text:p text:style-name="P1"><text:s text:c="28"/>--sampleName SAMPLENAME</text:p>
      <text:p text:style-name="P1"><text:s text:c="28"/>[job_order]</text:p>
      <text:p text:style-name="P1"/>
      <text:p text:style-name="P1">optional arguments:</text:p>
      <text:p text:style-name="P1"><text:s text:c="2"/>-h, --help <text:s text:c="11"/>show this help message and exit</text:p>
      <text:p text:style-name="P1"><text:s text:c="2"/>--fastqFileF FASTQFILEF</text:p>
      <text:p text:style-name="P1"><text:s text:c="2"/>--fastqFileR FASTQFILER</text:p>
      <text:p text:style-name="P1"><text:s text:c="2"/>--fastqMaxdiffs FASTQMAXDIFFS</text:p>
      <text:p text:style-name="P10"><text:s/><text:span text:style-name="T3"><text:s/>--sampleName SAMPLENAME</text:span></text:p>
      <text:p text:style-name="P19"/>
      <text:p text:style-name="P20"><text:span text:style-name="T2">Note</text:span>: It merges reverse and forward fastq files into a a single filenames</text:p>
      <text:p text:style-name="P38"/>
      <text:p text:style-name="P8"/>
      <text:p text:style-name="P9">Step 4: uparse filter</text:p>
      <text:p text:style-name="P1">usage: uparseFilter.cwl [-h] --fastqFile FASTQFILE --fastqMaxEe FASTQMAXEE</text:p>
      <text:p text:style-name="P1"><text:s text:c="24"/>[job_order]</text:p>
      <text:p text:style-name="P1"/>
      <text:p text:style-name="P1"/>
      <text:p text:style-name="P1">optional arguments:</text:p>
      <text:p text:style-name="P1"><text:s text:c="2"/>-h, --help <text:s text:c="11"/>show this help message and exit</text:p>
      <text:p text:style-name="P1"><text:soft-page-break/><text:s text:c="2"/>--fastqFile FASTQFILE</text:p>
      <text:p text:style-name="P1"><text:s text:c="2"/>--fastqMaxEe FASTQMAXEE</text:p>
      <text:p text:style-name="P1"/>
      <text:p text:style-name="P1"/>
      <text:p text:style-name="P8"><text:span text:style-name="T2">Note</text:span>: It filters on maxEe value (quality score)</text:p>
      <text:p text:style-name="P37"/>
      <text:p text:style-name="P8"/>
      <text:p text:style-name="P9">Step 5: uparse derep workaround</text:p>
      <text:p text:style-name="P8"/>
      <text:p text:style-name="P1">usage: uparseDerepWorkAround.cwl [-h] --fastaFiles FASTAFILES [job_order]</text:p>
      <text:p text:style-name="P1"/>
      <text:p text:style-name="P1">optional arguments:</text:p>
      <text:p text:style-name="P1"><text:s text:c="2"/>-h, --help <text:s text:c="11"/>show this help message and exit</text:p>
      <text:p text:style-name="P1"><text:s text:c="2"/>--fastaFiles FASTAFILES</text:p>
      <text:p text:style-name="P1"/>
      <text:p text:style-name="P8"><text:span text:style-name="T2">Note</text:span>: It de-replicates the input set</text:p>
      <text:p text:style-name="P37"/>
      <text:p text:style-name="P8"/>
      <text:p text:style-name="P9">Step6: uparse sort</text:p>
      <text:p text:style-name="P8"/>
      <text:p text:style-name="P1">usage: uparseSort.cwl [-h] --filteredFastaFile FILTEREDFASTAFILE --minSize</text:p>
      <text:p text:style-name="P1"><text:s text:c="22"/>MINSIZE</text:p>
      <text:p text:style-name="P1"><text:s text:c="22"/>[job_order]</text:p>
      <text:p text:style-name="P1"/>
      <text:p text:style-name="P1"/>
      <text:p text:style-name="P1">optional arguments:</text:p>
      <text:p text:style-name="P1"><text:s text:c="2"/>-h, --help <text:s text:c="11"/>show this help message and exit</text:p>
      <text:p text:style-name="P1"><text:s text:c="2"/>--filteredFastaFile FILTEREDFASTAFILE</text:p>
      <text:p text:style-name="P1"><text:s text:c="2"/>--minSize MINSIZE</text:p>
      <text:p text:style-name="P1"/>
      <text:p text:style-name="P8"><text:span text:style-name="T2">Note</text:span>: It sorts the fasta files according to the abundance of the sequences</text:p>
      <text:p text:style-name="P37"/>
      <text:p text:style-name="P8"/>
      <text:p text:style-name="P9">Step7: uparse OTU pick</text:p>
      <text:p text:style-name="P1">usage: uparseOTUPick.cwl [-h] --filteredSortedFasta FILTEREDSORTEDFASTA</text:p>
      <text:p text:style-name="P1"><text:s text:c="25"/>--otuRadiusPct OTURADIUSPCT</text:p>
      <text:p text:style-name="P1"><text:s text:c="25"/>[job_order]</text:p>
      <text:p text:style-name="P1"/>
      <text:p text:style-name="P1">optional arguments:</text:p>
      <text:p text:style-name="P1"><text:s text:c="2"/>-h, --help <text:s text:c="11"/>show this help message and exit</text:p>
      <text:p text:style-name="P1"><text:s text:c="2"/>--filteredSortedFasta FILTEREDSORTEDFASTA</text:p>
      <text:p text:style-name="P1"><text:s text:c="2"/>--otuRadiusPct OTURADIUSPCT</text:p>
      <text:p text:style-name="P21"/>
      <text:p text:style-name="P21"><text:span text:style-name="T1">Note</text:span>: It clusters the input sequences based on percentage similarity</text:p>
      <text:p text:style-name="P33"/>
      <text:p text:style-name="P1"/>
      <text:p text:style-name="P11">Step8: uparse chimera</text:p>
      <text:p text:style-name="P2">usage: uparseChimeraCheck.cwl [-h] --chimDBFasta CHIMDBFASTA --otusRawFasta</text:p>
      <text:p text:style-name="P2"><text:s text:c="30"/>OTUSRAWFASTA --strandInfo STRANDINFO</text:p>
      <text:p text:style-name="P2"><text:s text:c="30"/>[job_order]</text:p>
      <text:p text:style-name="P2"/>
      <text:p text:style-name="P2">optional arguments:</text:p>
      <text:p text:style-name="P2"><text:s text:c="2"/>-h, --help <text:s text:c="11"/>show this help message and exit</text:p>
      <text:p text:style-name="P2"><text:s text:c="2"/>--chimDBFasta CHIMDBFASTA</text:p>
      <text:p text:style-name="P2"><text:s text:c="2"/>--otusRawFasta OTUSRAWFASTA</text:p>
      <text:p text:style-name="P2"><text:s text:c="2"/>--strandInfo STRANDINFO</text:p>
      <text:p text:style-name="P2"/>
      <text:p text:style-name="P21"><text:span text:style-name="T1">Note</text:span>: It does chimera checking</text:p>
      <text:p text:style-name="P39"><text:soft-page-break/></text:p>
      <text:p text:style-name="P21"/>
      <text:p text:style-name="P11">Step 9: uparse rename OTUs</text:p>
      <text:p text:style-name="P2">usage: uparseRenameOTUs.cwl [-h] --fasta FASTA [job_order]</text:p>
      <text:p text:style-name="P2"/>
      <text:p text:style-name="P2"/>
      <text:p text:style-name="P2">optional arguments:</text:p>
      <text:p text:style-name="P2"><text:s text:c="2"/>-h, --help <text:s text:c="4"/>show this help message and exit</text:p>
      <text:p text:style-name="P2"><text:s text:c="2"/>--fasta FASTA</text:p>
      <text:p text:style-name="P2"/>
      <text:p text:style-name="P21"><text:span text:style-name="T2">Note</text:span>: It renames OTUs to a better quality for adapting it to uparse</text:p>
      <text:p text:style-name="P21"/>
      <text:p text:style-name="P39"/>
      <text:p text:style-name="P21"/>
      <text:p text:style-name="P11">Step 10: uparse concat Fasta</text:p>
      <text:p text:style-name="P2"/>
      <text:p text:style-name="P2">usage: concatFasta.cwl [-h] --fastaFiles FASTAFILES [job_order]</text:p>
      <text:p text:style-name="P2"/>
      <text:p text:style-name="P2">optional arguments:</text:p>
      <text:p text:style-name="P2"><text:s text:c="2"/>-h, --help <text:s text:c="11"/>show this help message and exit</text:p>
      <text:p text:style-name="P2"><text:s text:c="2"/>--fastaFiles FASTAFILES</text:p>
      <text:p text:style-name="P2"/>
      <text:p text:style-name="P21"><text:span text:style-name="T2">Note</text:span>: it concatenates Fasta files into a single Fasta file</text:p>
      <text:p text:style-name="P21"/>
      <text:p text:style-name="P39"/>
      <text:p text:style-name="P21"/>
      <text:p text:style-name="P11">Step 11: uparse global search workaround</text:p>
      <text:p text:style-name="P21"/>
      <text:p text:style-name="P2">usage: uparseGlobalSearchWorkAround.cwl [-h] --fastaFile FASTAFILE</text:p>
      <text:p text:style-name="P2"><text:s text:c="40"/>--otuFastaFile OTUFASTAFILE</text:p>
      <text:p text:style-name="P2"><text:s text:c="40"/>--otuPercentageIdentity</text:p>
      <text:p text:style-name="P2"><text:s text:c="40"/>OTUPERCENTAGEIDENTITY</text:p>
      <text:p text:style-name="P2"><text:s text:c="40"/>--usearchGlobalStrand</text:p>
      <text:p text:style-name="P2"><text:s text:c="40"/>USEARCHGLOBALSTRAND</text:p>
      <text:p text:style-name="P2"><text:s text:c="40"/>[job_order]</text:p>
      <text:p text:style-name="P2"/>
      <text:p text:style-name="P2">optional arguments:</text:p>
      <text:p text:style-name="P2"><text:s text:c="2"/>-h, --help <text:s text:c="11"/>show this help message and exit</text:p>
      <text:p text:style-name="P2"><text:s text:c="2"/>--fastaFile FASTAFILE</text:p>
      <text:p text:style-name="P2"><text:s text:c="2"/>--otuFastaFile OTUFASTAFILE</text:p>
      <text:p text:style-name="P2"><text:s text:c="2"/>--otuPercentageIdentity OTUPERCENTAGEIDENTITY</text:p>
      <text:p text:style-name="P2"><text:s text:c="2"/>--usearchGlobalStrand USEARCHGLOBALSTRAND</text:p>
      <text:p text:style-name="P2"/>
      <text:p text:style-name="P22"><text:span text:style-name="T2">Note</text:span>: <text:span text:style-name="T4">It *******</text:span></text:p>
      <text:p text:style-name="P2"/>
      <text:p text:style-name="P34"/>
      <text:p text:style-name="P22"/>
      <text:p text:style-name="P12">Step 12: uparse OTU to tab</text:p>
      <text:p text:style-name="P3">usage: uparseOtuToTab.cwl [-h] --otusMappedOUTFasta OTUSMAPPEDOUTFASTA</text:p>
      <text:p text:style-name="P3"><text:s text:c="26"/>--pythonCommand PYTHONCOMMAND</text:p>
      <text:p text:style-name="P3"><text:s text:c="26"/>[job_order]</text:p>
      <text:p text:style-name="P3"/>
      <text:p text:style-name="P3">optional arguments:</text:p>
      <text:p text:style-name="P3"><text:s text:c="2"/>-h, --help <text:s text:c="11"/>show this help message and exit</text:p>
      <text:p text:style-name="P3"><text:s text:c="2"/>--otusMappedOUTFasta OTUSMAPPEDOUTFASTA</text:p>
      <text:p text:style-name="P3"><text:s text:c="2"/>--pythonCommand PYTHONCOMMAND</text:p>
      <text:p text:style-name="P3"/>
      <text:p text:style-name="P22"><text:span text:style-name="T1">Note</text:span>: It converts the OTUs to tabular format</text:p>
      <text:p text:style-name="P40"><text:soft-page-break/></text:p>
      <text:p text:style-name="P22"/>
      <text:p text:style-name="P25">QIIME STEPS start here</text:p>
      <text:p text:style-name="P23"/>
      <text:p text:style-name="P14">Step 13: <text:span text:style-name="T5">qiime OTUS to biom</text:span></text:p>
      <text:p text:style-name="P23"/>
      <text:p text:style-name="P4">usage: qiimeOtusTxt2Biom.cwl [-h] [--otuTable OTUTABLE] --otusTableTabTxt</text:p>
      <text:p text:style-name="P4"><text:s text:c="29"/>OTUSTABLETABTXT</text:p>
      <text:p text:style-name="P4"><text:s text:c="29"/>[job_order]</text:p>
      <text:p text:style-name="P4"/>
      <text:p text:style-name="P4">optional arguments:</text:p>
      <text:p text:style-name="P4"><text:s text:c="2"/>-h, --help <text:s text:c="11"/>show this help message and exit</text:p>
      <text:p text:style-name="P4"><text:s text:c="2"/>--otuTable OTUTABLE</text:p>
      <text:p text:style-name="P4"><text:s text:c="2"/>--otusTableTabTxt OTUSTABLETABTXT</text:p>
      <text:p text:style-name="P4"/>
      <text:p text:style-name="P24"><text:span text:style-name="T1">Note</text:span>: <text:span text:style-name="T1">Converts OTUS tabular form to binary “BIOM”</text:span></text:p>
      <text:p text:style-name="P35"/>
      <text:p text:style-name="P24"/>
      <text:p text:style-name="P13">Step 14: qiime assign taxonomy</text:p>
      <text:p text:style-name="P4">usage: qiimeAssignTaxonomy.cwl [-h] --confVal CONFVAL --method METHOD</text:p>
      <text:p text:style-name="P4"><text:s text:c="31"/>--otusInputFasta OTUSINPUTFASTA</text:p>
      <text:p text:style-name="P4"><text:s text:c="31"/>--otusRepsetFasta OTUSREPSETFASTA</text:p>
      <text:p text:style-name="P4"><text:s text:c="31"/>--otusTaxFasta OTUSTAXFASTA</text:p>
      <text:p text:style-name="P4"><text:s text:c="31"/>[job_order]</text:p>
      <text:p text:style-name="P4"/>
      <text:p text:style-name="P4">optional arguments:</text:p>
      <text:p text:style-name="P4"><text:s text:c="2"/>-h, --help <text:s text:c="11"/>show this help message and exit</text:p>
      <text:p text:style-name="P4"><text:s text:c="2"/>--confVal CONFVAL</text:p>
      <text:p text:style-name="P4"><text:s text:c="2"/>--method METHOD</text:p>
      <text:p text:style-name="P4"><text:s text:c="2"/>--otusInputFasta OTUSINPUTFASTA</text:p>
      <text:p text:style-name="P4"><text:s text:c="2"/>--otusRepsetFasta OTUSREPSETFASTA</text:p>
      <text:p text:style-name="P4"><text:s text:c="2"/>--otusTaxFasta OTUSTAXFASTA</text:p>
      <text:p text:style-name="P4"/>
      <text:p text:style-name="P24"><text:span text:style-name="T2">Note</text:span>: It assigns taxonomy to each OTU</text:p>
      <text:p text:style-name="P35"/>
      <text:p text:style-name="P24"/>
      <text:p text:style-name="P15">Step 15: qiime add metadata</text:p>
      <text:p text:style-name="P27"/>
      <text:p text:style-name="P5">usage: qiimeAddMetadata.cwl [-h] --otusTableBiom OTUSTABLEBIOM</text:p>
      <text:p text:style-name="P5"><text:s text:c="28"/>--taxAssignedTxt TAXASSIGNEDTXT</text:p>
      <text:p text:style-name="P5"><text:s text:c="28"/>[job_order]</text:p>
      <text:p text:style-name="P5"/>
      <text:p text:style-name="P5">optional arguments:</text:p>
      <text:p text:style-name="P5"><text:s text:c="2"/>-h, --help <text:s text:c="11"/>show this help message and exit</text:p>
      <text:p text:style-name="P5"><text:s text:c="2"/>--otusTableBiom OTUSTABLEBIOM</text:p>
      <text:p text:style-name="P5"><text:s text:c="2"/>--taxAssignedTxt TAXASSIGNEDTXT</text:p>
      <text:p text:style-name="P5"/>
      <text:p text:style-name="P28"><text:span text:style-name="T1">Note</text:span>: It adds metadata to the biom file</text:p>
      <text:p text:style-name="P41"/>
      <text:p text:style-name="P28"/>
      <text:p text:style-name="P16">Step 16: qiime align seqeunces</text:p>
      <text:p text:style-name="P29"/>
      <text:p text:style-name="P6">usage: qiimeAlignSeqs.cwl [-h] [--msaAlignMethod MSAALIGNMETHOD]</text:p>
      <text:p text:style-name="P6"><text:s text:c="26"/>--otusAlignFasta OTUSALIGNFASTA --otusRepsetFasta</text:p>
      <text:p text:style-name="P6"><text:s text:c="26"/>OTUSREPSETFASTA</text:p>
      <text:p text:style-name="P6"><text:s text:c="26"/>[job_order]</text:p>
      <text:p text:style-name="P6"/>
      <text:p text:style-name="P6"/>
      <text:p text:style-name="P6">optional arguments:</text:p>
      <text:p text:style-name="P6"><text:soft-page-break/><text:s text:c="2"/>-h, --help <text:s text:c="11"/>show this help message and exit</text:p>
      <text:p text:style-name="P6"><text:s text:c="2"/>--msaAlignMethod MSAALIGNMETHOD</text:p>
      <text:p text:style-name="P6"><text:s text:c="2"/>--otusAlignFasta OTUSALIGNFASTA</text:p>
      <text:p text:style-name="P6"><text:s text:c="2"/>--otusRepsetFasta OTUSREPSETFASTA</text:p>
      <text:p text:style-name="P6"/>
      <text:p text:style-name="P30">Note: It performs MSA of input seqeunces to be used for phylogenetic analysis</text:p>
      <text:p text:style-name="P42"/>
      <text:p text:style-name="P31"/>
      <text:p text:style-name="P17">Step 17: qiime filter align</text:p>
      <text:p text:style-name="P31"/>
      <text:p text:style-name="P7">usage: qiimeFilterAlign.cwl [-h] --otusRepsetAlignedFasta</text:p>
      <text:p text:style-name="P7"><text:s text:c="28"/>OTUSREPSETALIGNEDFASTA</text:p>
      <text:p text:style-name="P7"><text:s text:c="28"/>[job_order]</text:p>
      <text:p text:style-name="P7"/>
      <text:p text:style-name="P7">optional arguments:</text:p>
      <text:p text:style-name="P7"><text:s text:c="2"/>-h, --help <text:s text:c="11"/>show this help message and exit</text:p>
      <text:p text:style-name="P7"><text:s text:c="2"/>--otusRepsetAlignedFasta OTUSREPSETALIGNEDFASTA</text:p>
      <text:p text:style-name="P7"/>
      <text:p text:style-name="P32"><text:span text:style-name="T1">Note</text:span>: It filters alignments</text:p>
      <text:p text:style-name="P43"/>
      <text:p text:style-name="P7"/>
      <text:p text:style-name="P18">Step 18: qiime make phylogeny</text:p>
      <text:p text:style-name="P7">usage: qiimeMakePhylogeny.cwl [-h] --otusAlignedFilteredFasta</text:p>
      <text:p text:style-name="P7"><text:s text:c="30"/>OTUSALIGNEDFILTEREDFASTA</text:p>
      <text:p text:style-name="P7"><text:s text:c="30"/>[job_order]</text:p>
      <text:p text:style-name="P7"/>
      <text:p text:style-name="P7">optional arguments:</text:p>
      <text:p text:style-name="P7"><text:s text:c="2"/>-h, --help <text:s text:c="11"/>show this help message and exit</text:p>
      <text:p text:style-name="P7"><text:s text:c="2"/>--otusAlignedFilteredFasta OTUSALIGNEDFILTEREDFASTA</text:p>
      <text:p text:style-name="P18"/>
      <text:p text:style-name="P32"><text:span text:style-name="T1">Note:</text:span> It creates tree file that can be viewed using appropriate software</text:p>
      <text:p text:style-name="P36"/>
      <text:p text:style-name="P7"/>
      <text:p text:style-name="P18">Step 19: qiime summarize</text:p>
      <text:p text:style-name="P7"/>
      <text:p text:style-name="P7">usage: qiimeSummarize.cwl [-h] --otusTaxBiom OTUSTAXBIOM [job_order]</text:p>
      <text:p text:style-name="P7"/>
      <text:p text:style-name="P7">optional arguments:</text:p>
      <text:p text:style-name="P7"><text:s text:c="2"/>-h, --help <text:s text:c="11"/>show this help message and exit</text:p>
      <text:p text:style-name="P7"><text:s text:c="2"/>--otusTaxBiom OTUSTAXBIOM</text:p>
      <text:p text:style-name="P32"/>
      <text:p text:style-name="P32"><text:span text:style-name="T1">Note</text:span>: It summarizes the output in tabular format</text:p>
      <text:p text:style-name="P36"/>
      <text:p text:style-name="P7"/>
      <text:p text:style-name="P32"><text:span text:style-name="T1">Step 20:</text:span> R reports to be done</text:p>
      <text:p text:style-name="P32"/>
      <text:p text:style-name="P32"/>
      <text:p text:style-name="P32"/>
      <text:p text:style-name="P26">FINAL Workflow</text:p>
      <text:p text:style-name="P32"/>
      <text:p text:style-name="P7">usage: completeWorkflow.cwl [-h] --fastqMaxEe FASTQMAXEE --fastqMaxdiffs</text:p>
      <text:p text:style-name="P7"><text:s text:c="28"/>FASTQMAXDIFFS --fastqSeqs FASTQSEQS</text:p>
      <text:p text:style-name="P7"><text:s text:c="28"/>[job_order]</text:p>
      <text:p text:style-name="P7"/>
      <text:p text:style-name="P7">optional arguments:</text:p>
      <text:p text:style-name="P7"><text:s text:c="2"/>-h, --help <text:s text:c="11"/>show this help message and exit</text:p>
      <text:p text:style-name="P7"><text:s text:c="2"/>--fastqMaxEe FASTQMAXEE</text:p>
      <text:p text:style-name="P7"><text:s text:c="2"/>--fastqMaxdiffs FASTQMAXDIFFS</text:p>
      <text:p text:style-name="P7"><text:s text:c="2"/>--fastqSeqs FASTQSEQ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kun </meta:initial-creator>
    <meta:creation-date>2016-08-26T17:18:00.046671652</meta:creation-date>
    <dc:date>2016-08-26T18:06:49.290306395</dc:date>
    <dc:creator>Shakun </dc:creator>
    <meta:editing-duration>PT35M7S</meta:editing-duration>
    <meta:editing-cycles>11</meta:editing-cycles>
    <meta:generator>LibreOffice/4.2.3.3$Linux_X86_64 LibreOffice_project/420m0$Build-3</meta:generator>
    <meta:document-statistic meta:table-count="0" meta:image-count="0" meta:object-count="0" meta:page-count="5" meta:paragraph-count="187" meta:word-count="865" meta:character-count="7719" meta:non-whitespace-character-count="5696"/>
  </office:meta>
</office:document-meta>
</file>